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 style:master-page-name="Standard">
      <style:paragraph-properties style:page-number="1" fo:break-before="auto" fo:break-after="auto"/>
    </style:style>
    <style:style style:name="P3" style:family="paragraph" style:parent-style-name="Title">
      <style:paragraph-properties fo:break-before="auto" fo:break-after="auto"/>
    </style:style>
    <style:style style:name="P4" style:family="paragraph" style:parent-style-name="Title">
      <style:paragraph-properties fo:text-align="center" style:justify-single-word="false" fo:break-before="auto" fo:break-after="auto"/>
    </style:style>
    <style:style style:name="T1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ctim’s Appointment Book</text:p>
      <text:p text:style-name="P1"/>
      <text:p text:style-name="P1">Property of F. Monger</text:p>
      <text:p text:style-name="P1"/>
      <text:p text:style-name="P1"/>
      <text:p text:style-name="P1">Grune 1st, </text:p>
      <text:p text:style-name="P1">11:00am - Coach to ankh-morpork</text:p>
      <text:p text:style-name="P1">3:00pm - Madam Aurielian’s</text:p>
      <text:p text:style-name="P1"><text:s/></text:p>
      <text:p text:style-name="P1">Grune 2nd,</text:p>
      <text:p text:style-name="P1">10:00am - Variety Pushpram</text:p>
      <text:p text:style-name="P1">11:00am - Upspire Bros, Cabinet Makers - New Peat Yard, off fred hillam creasent </text:p>
      <text:p text:style-name="P1">12:00am - Royal Bank</text:p>
      <text:p text:style-name="P1">2:00pm - Hangnail and Scant - soak yard</text:p>
      <text:p text:style-name="P1">3:00pm - Madam Aurielian’s</text:p>
      <text:p text:style-name="P1"/>
      <text:p text:style-name="P1">Grune 3rd,</text:p>
      <text:p text:style-name="P1">10:00am - Morpork Brick and Tile Makers</text:p>
      <text:p text:style-name="P1">11:00am - Bodger and boult, builders</text:p>
      <text:p text:style-name="P1"><text:span text:style-name="T1">12:00am - Chalky the troll</text:span> <text:s/>trouble with the watch, avoid all business with.</text:p>
      <text:p text:style-name="P1">2:00pm - champion builders</text:p>
      <text:p text:style-name="P1">3:00pm - Madam Aurielian’s</text:p>
      <text:p text:style-name="P1">Send clacks to Yvette (you remember seeing something about Clacks in the communications section of your guidebook)</text:p>
      <text:p text:style-name="P1"/>
      <text:p text:style-name="P1">Grune 4th,</text:p>
      <text:p text:style-name="P1"><text:soft-page-break/>10:00am - Guild of Plumbers and DunneyKin Drivers</text:p>
      <text:p text:style-name="P1">11:00am - Chas Lavatory and Sons - Mollymog street</text:p>
      <text:p text:style-name="P1">3:00pm - Madam Aurielian’s</text:p>
      <text:p text:style-name="P1">6:00pm - coach to llamados</text:p>
      <text:p text:style-name="P1"/>
      <text:p text:style-name="P1"/>
      <text:p text:style-name="P1"><text:s/></text:p>
      <text:p text:style-name="P1"/>
      <text:p text:style-name="P1"/>
      <text:p text:style-name="P4"><text:bookmark text:name="_biooh27zu5aq"/></text:p>
      <text:p text:style-name="P4"><text:bookmark text:name="_to4xb4mgxrm2"/></text:p>
      <text:p text:style-name="P3"><text:bookmark text:name="_114yr5w28ct4"/></text:p>
      <text:p text:style-name="P4"><text:bookmark text:name="_80b7aoa0q4o1"/>Document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137" meta:character-count="816" meta:non-whitespace-character-count="698"/>
    <meta:generator>LibreOfficeDev/6.0.5.2$Linux_X86_64 LibreOffice_project/</meta:generator>
  </office:meta>
</office:document-meta>
</file>